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9.89mm" svg:height="156.18mm" svg:x="3937.24mm" svg:y="43.83mm">
            <loext:p draw:notify-on-update-of-ranges="merge_obj.A3:merge_obj.GS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95"/>
        </table:table-row>
        <table:table-row table:style-name="ro1">
          <table:table-cell office:value-type="float" office:value="707018000" calcext:value-type="float">
            <text:p>707018000</text:p>
          </table:table-cell>
          <table:table-cell office:value-type="float" office:value="701501000" calcext:value-type="float">
            <text:p>701501000</text:p>
          </table:table-cell>
          <table:table-cell office:value-type="float" office:value="701944000" calcext:value-type="float">
            <text:p>701944000</text:p>
          </table:table-cell>
          <table:table-cell office:value-type="float" office:value="700538000" calcext:value-type="float">
            <text:p>700538000</text:p>
          </table:table-cell>
          <table:table-cell office:value-type="float" office:value="702873000" calcext:value-type="float">
            <text:p>702873000</text:p>
          </table:table-cell>
          <table:table-cell office:value-type="float" office:value="703910000" calcext:value-type="float">
            <text:p>703910000</text:p>
          </table:table-cell>
          <table:table-cell office:value-type="float" office:value="706802000" calcext:value-type="float">
            <text:p>706802000</text:p>
          </table:table-cell>
          <table:table-cell office:value-type="float" office:value="705006000" calcext:value-type="float">
            <text:p>705006000</text:p>
          </table:table-cell>
          <table:table-cell office:value-type="float" office:value="706400000" calcext:value-type="float">
            <text:p>706400000</text:p>
          </table:table-cell>
          <table:table-cell office:value-type="float" office:value="702775000" calcext:value-type="float">
            <text:p>702775000</text:p>
          </table:table-cell>
          <table:table-cell office:value-type="float" office:value="704666000" calcext:value-type="float">
            <text:p>704666000</text:p>
          </table:table-cell>
          <table:table-cell office:value-type="float" office:value="702671000" calcext:value-type="float">
            <text:p>702671000</text:p>
          </table:table-cell>
          <table:table-cell office:value-type="float" office:value="704620000" calcext:value-type="float">
            <text:p>704620000</text:p>
          </table:table-cell>
          <table:table-cell office:value-type="float" office:value="705860000" calcext:value-type="float">
            <text:p>705860000</text:p>
          </table:table-cell>
          <table:table-cell office:value-type="float" office:value="705055000" calcext:value-type="float">
            <text:p>705055000</text:p>
          </table:table-cell>
          <table:table-cell office:value-type="float" office:value="706111000" calcext:value-type="float">
            <text:p>706111000</text:p>
          </table:table-cell>
          <table:table-cell office:value-type="float" office:value="704792000" calcext:value-type="float">
            <text:p>704792000</text:p>
          </table:table-cell>
          <table:table-cell office:value-type="float" office:value="702325000" calcext:value-type="float">
            <text:p>702325000</text:p>
          </table:table-cell>
          <table:table-cell office:value-type="float" office:value="704067000" calcext:value-type="float">
            <text:p>704067000</text:p>
          </table:table-cell>
          <table:table-cell office:value-type="float" office:value="703812000" calcext:value-type="float">
            <text:p>703812000</text:p>
          </table:table-cell>
          <table:table-cell table:number-columns-repeated="181" office:value-type="float" office:value="707018000" calcext:value-type="float">
            <text:p>70701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5:33:35.485496092</dc:date>
    <meta:editing-duration>PT1M20S</meta:editing-duration>
    <meta:editing-cycles>1</meta:editing-cycles>
    <meta:document-statistic meta:table-count="1" meta:cell-count="21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9cm" svg:height="15.619cm" xlink:href=".." xlink:type="simple" chart:class="chart:line" chart:style-name="ch1">
        <chart:title svg:x="10.202cm" svg:y="0.448cm" chart:style-name="ch2">
          <text:p>zuck_small - LB0 UB0</text:p>
        </chart:title>
        <chart:plot-area chart:style-name="ch3" table:cell-range-address="merge_obj.A3:merge_obj.GS3" svg:x="1.51cm" svg:y="1.539cm" svg:width="22.981cm" svg:height="12.787cm">
          <chartooo:coordinate-region svg:x="3.428cm" svg:y="1.66cm" svg:width="21.063cm" svg:height="11.664cm"/>
          <chart:axis chart:dimension="x" chart:name="primary-x" chart:style-name="ch4">
            <chart:title svg:x="12.043cm" svg:y="14.638cm" chart:style-name="ch5">
              <text:p>SA Iterations</text:p>
            </chart:title>
          </chart:axis>
          <chart:axis chart:dimension="y" chart:name="primary-y" chart:style-name="ch4">
            <chart:title svg:x="0.451cm" svg:y="9.114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GS3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07018000">
                <text:p>707018000</text:p>
                <draw:g>
                  <svg:desc>merge_obj.A3:merge_obj.GS3</svg:desc>
                </draw:g>
              </table:table-cell>
              <table:table-cell office:value-type="float" office:value="701501000">
                <text:p>701501000</text:p>
              </table:table-cell>
              <table:table-cell office:value-type="float" office:value="701944000">
                <text:p>701944000</text:p>
              </table:table-cell>
              <table:table-cell office:value-type="float" office:value="700538000">
                <text:p>700538000</text:p>
              </table:table-cell>
              <table:table-cell office:value-type="float" office:value="702873000">
                <text:p>702873000</text:p>
              </table:table-cell>
              <table:table-cell office:value-type="float" office:value="703910000">
                <text:p>703910000</text:p>
              </table:table-cell>
              <table:table-cell office:value-type="float" office:value="706802000">
                <text:p>706802000</text:p>
              </table:table-cell>
              <table:table-cell office:value-type="float" office:value="705006000">
                <text:p>705006000</text:p>
              </table:table-cell>
              <table:table-cell office:value-type="float" office:value="706400000">
                <text:p>706400000</text:p>
              </table:table-cell>
              <table:table-cell office:value-type="float" office:value="702775000">
                <text:p>702775000</text:p>
              </table:table-cell>
              <table:table-cell office:value-type="float" office:value="704666000">
                <text:p>704666000</text:p>
              </table:table-cell>
              <table:table-cell office:value-type="float" office:value="702671000">
                <text:p>702671000</text:p>
              </table:table-cell>
              <table:table-cell office:value-type="float" office:value="704620000">
                <text:p>704620000</text:p>
              </table:table-cell>
              <table:table-cell office:value-type="float" office:value="705860000">
                <text:p>705860000</text:p>
              </table:table-cell>
              <table:table-cell office:value-type="float" office:value="705055000">
                <text:p>705055000</text:p>
              </table:table-cell>
              <table:table-cell office:value-type="float" office:value="706111000">
                <text:p>706111000</text:p>
              </table:table-cell>
              <table:table-cell office:value-type="float" office:value="704792000">
                <text:p>704792000</text:p>
              </table:table-cell>
              <table:table-cell office:value-type="float" office:value="702325000">
                <text:p>702325000</text:p>
              </table:table-cell>
              <table:table-cell office:value-type="float" office:value="704067000">
                <text:p>704067000</text:p>
              </table:table-cell>
              <table:table-cell office:value-type="float" office:value="703812000">
                <text:p>703812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  <table:table-cell office:value-type="float" office:value="707018000">
                <text:p>7070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